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ƒﾁƒCƒŠƒI" svg:font-family="ƒﾁƒCƒŠƒI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6.803cm"/>
    </style:style>
    <style:style style:name="co4" style:family="table-column">
      <style:table-column-properties fo:break-before="auto" style:column-width="5.743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6.082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style:font-name="Arial" style:font-name-asian="Andale Sans UI" style:font-name-complex="Tahoma"/>
    </style:style>
    <style:style style:name="ce4" style:family="table-cell" style:parent-style-name="Default">
      <style:table-cell-properties fo:border="0.002cm solid #000000"/>
      <style:text-properties style:font-name="ƒﾁƒCƒŠƒI" fo:language="en" fo:country="US" style:language-asian="en" style:country-asian="US" style:font-name-complex="ƒﾁƒCƒŠƒI" style:font-size-complex="5.65000009536743pt" style:language-complex="en" style:country-complex="US"/>
    </style:style>
    <style:style style:name="ce5" style:family="table-cell" style:parent-style-name="Default">
      <style:text-properties style:font-name="ƒﾁƒCƒŠƒI" fo:language="en" fo:country="US" style:language-asian="en" style:country-asian="US" style:font-name-complex="ƒﾁƒCƒŠƒI" style:font-size-complex="5.65000009536743pt" style:language-complex="en" style:country-complex="US"/>
    </style:style>
    <style:style style:name="ce6" style:family="table-cell" style:parent-style-name="Default">
      <style:table-cell-properties fo:border="0.002cm solid #000000"/>
      <style:text-properties style:font-name="ƒﾁƒCƒŠƒI" fo:language="en" fo:country="US" style:font-name-asian="ƒﾁƒCƒŠƒI" style:language-asian="en" style:country-asian="US" style:font-name-complex="ƒﾁƒCƒŠƒI" style:font-size-complex="5.65000009536743pt" style:language-complex="en" style:country-complex="US"/>
    </style:style>
  </office:automatic-styles>
  <office:body>
    <office:spreadsheet>
      <table:table table:name="勉強会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 office:value-type="string">
            <text:p>■2018年</text:p>
          </table:table-cell>
          <table:table-cell table:style-name="Default" office:value-type="string">
            <text:p>動画アプリケーション基礎技術修得</text:p>
          </table:table-cell>
          <table:table-cell table:style-name="Default"/>
          <table:table-cell/>
          <table:table-cell table:style-name="Default" office:value-type="string">
            <text:p>■2019年</text:p>
          </table:table-cell>
          <table:table-cell table:style-name="Default" office:value-type="string">
            <text:p>動画アプリケーション応用技術修得</text:p>
          </table:table-cell>
          <table:table-cell table:style-name="Default"/>
        </table:table-row>
        <table:table-row table:style-name="ro2">
          <table:table-cell/>
          <table:table-cell office:value-type="date" office:date-value="2018-10-23">
            <text:p>10月23日</text:p>
          </table:table-cell>
          <table:table-cell office:value-type="string">
            <text:p>カメラ動画動作確認</text:p>
          </table:table-cell>
          <table:table-cell office:value-type="string">
            <text:p>Webカメラ</text:p>
          </table:table-cell>
          <table:table-cell table:number-columns-repeated="2"/>
          <table:table-cell office:value-type="string">
            <text:p>物体認識機能追加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p4動画動作確認</text:p>
          </table:table-cell>
          <table:table-cell table:style-name="ce3" office:value-type="string">
            <text:p>カメラ動画動作確認できない場合</text:p>
          </table:table-cell>
          <table:table-cell table:number-columns-repeated="2"/>
          <table:table-cell table:style-name="ce4" office:value-type="string">
            <text:p>動体追跡機能追加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プログラム説明</text:p>
          </table:table-cell>
          <table:table-cell table:number-columns-repeated="3"/>
          <table:table-cell table:style-name="ce4" office:value-type="string">
            <text:p>機械学習機能追加</text:p>
          </table:table-cell>
          <table:table-cell/>
        </table:table-row>
        <table:table-row table:style-name="ro2">
          <table:table-cell/>
          <table:table-cell office:value-type="date" office:date-value="2018-10-24">
            <text:p>10月24日</text:p>
          </table:table-cell>
          <table:table-cell office:value-type="string">
            <text:p>カメラ・動画情報表示機能追加</text:p>
          </table:table-cell>
          <table:table-cell office:value-type="string">
            <text:p>テキスト表示はMV参考</text:p>
          </table:table-cell>
          <table:table-cell table:number-columns-repeated="2"/>
          <table:table-cell office:value-type="string">
            <text:p>3次元位置測定機能追加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グレースケール画像動画表示機能追加</text:p>
          </table:table-cell>
          <table:table-cell office:value-type="string">
            <text:p>MV参考</text:p>
          </table:table-cell>
          <table:table-cell table:number-columns-repeated="2"/>
          <table:table-cell office:value-type="string">
            <text:p>ODE連動機能追加</text:p>
          </table:table-cell>
          <table:table-cell/>
        </table:table-row>
        <table:table-row table:style-name="ro2">
          <table:table-cell/>
          <table:table-cell office:value-type="date" office:date-value="2018-10-31">
            <text:p>10月31日</text:p>
          </table:table-cell>
          <table:table-cell office:value-type="string">
            <text:p>複数画面同時表示機能追加</text:p>
          </table:table-cell>
          <table:table-cell office:value-type="string">
            <text:p>要調査</text:p>
          </table:table-cell>
          <table:table-cell table:number-columns-repeated="2"/>
          <table:table-cell office:value-type="string">
            <text:p>Qt機能追加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HSV画像動画表示機能追加</text:p>
          </table:table-cell>
          <table:table-cell office:value-type="string">
            <text:p>MV参考</text:p>
          </table:table-cell>
          <table:table-cell table:number-columns-repeated="2"/>
          <table:table-cell table:style-name="ce6"/>
          <table:table-cell/>
        </table:table-row>
        <table:table-row table:style-name="ro2">
          <table:table-cell table:number-columns-repeated="2"/>
          <table:table-cell table:style-name="ce3" office:value-type="string">
            <text:p>2値画像動画表示機能追加</text:p>
          </table:table-cell>
          <table:table-cell office:value-type="string">
            <text:p>MV参考</text:p>
          </table:table-cell>
          <table:table-cell table:number-columns-repeated="4"/>
        </table:table-row>
        <table:table-row table:style-name="ro2">
          <table:table-cell/>
          <table:table-cell office:value-type="date" office:date-value="2018-11-07">
            <text:p>11月7日</text:p>
          </table:table-cell>
          <table:table-cell office:value-type="string">
            <text:p>パラメータファイル機能追加</text:p>
          </table:table-cell>
          <table:table-cell office:value-type="string">
            <text:p>ODE Parameterクラス流用</text:p>
          </table:table-cell>
          <table:table-cell table:number-columns-repeated="4"/>
        </table:table-row>
        <table:table-row table:style-name="ro2">
          <table:table-cell/>
          <table:table-cell office:value-type="date" office:date-value="2018-11-14">
            <text:p>11月14日</text:p>
          </table:table-cell>
          <table:table-cell table:style-name="ce4" office:value-type="string">
            <text:p>ヒストグラムリアルタイム表示機能追加</text:p>
          </table:table-cell>
          <table:table-cell table:number-columns-repeated="5"/>
        </table:table-row>
        <table:table-row table:style-name="ro2">
          <table:table-cell/>
          <table:table-cell office:value-type="date" office:date-value="2018-11-21">
            <text:p>11月21日</text:p>
          </table:table-cell>
          <table:table-cell table:style-name="ce4" office:value-type="string">
            <text:p>パラメータ調整機能追加</text:p>
          </table:table-cell>
          <table:table-cell table:style-name="ce4" office:value-type="string">
            <text:p>トラックバー</text:p>
          </table:table-cell>
          <table:table-cell table:number-columns-repeated="4"/>
        </table:table-row>
        <table:table-row table:style-name="ro2">
          <table:table-cell/>
          <table:table-cell office:value-type="date" office:date-value="2018-11-28">
            <text:p>11月28日</text:p>
          </table:table-cell>
          <table:table-cell office:value-type="string">
            <text:p>ログ機能追加</text:p>
          </table:table-cell>
          <table:table-cell office:value-type="string">
            <text:p>性能評価、静止画、画像情報</text:p>
          </table:table-cell>
          <table:table-cell table:number-columns-repeated="4"/>
        </table:table-row>
        <table:table-row table:style-name="ro3">
          <table:table-cell/>
          <table:table-cell office:value-type="date" office:date-value="2018-12-05">
            <text:p>12月5日</text:p>
          </table:table-cell>
          <table:table-cell table:style-name="ce4" office:value-type="string">
            <text:p>画素情報(RGB/HSV)表示機能追加</text:p>
          </table:table-cell>
          <table:table-cell table:style-name="ce4" office:value-type="string">
            <text:p>マウスイベント</text:p>
          </table:table-cell>
          <table:table-cell table:number-columns-repeated="4"/>
        </table:table-row>
        <table:table-row table:style-name="ro3">
          <table:table-cell/>
          <table:table-cell office:value-type="date" office:date-value="2018-12-12">
            <text:p>12月12日</text:p>
          </table:table-cell>
          <table:table-cell office:value-type="string">
            <text:p>マスクスイッチ機能追加</text:p>
          </table:table-cell>
          <table:table-cell table:style-name="ce4" office:value-type="string">
            <text:p>スイッチ(トラックバー)</text:p>
          </table:table-cell>
          <table:table-cell table:number-columns-repeated="4"/>
        </table:table-row>
        <table:table-row table:style-name="ro2">
          <table:table-cell/>
          <table:table-cell office:value-type="date" office:date-value="2018-12-19">
            <text:p>12月19日</text:p>
          </table:table-cell>
          <table:table-cell office:value-type="string">
            <text:p>予備</text:p>
          </table:table-cell>
          <table:table-cell table:number-columns-repeated="5"/>
        </table:table-row>
        <table:table-row table:style-name="ro2">
          <table:table-cell/>
          <table:table-cell office:value-type="date" office:date-value="2018-12-26">
            <text:p>12月26日</text:p>
          </table:table-cell>
          <table:table-cell office:value-type="string">
            <text:p>予備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style-name="ce5"/>
          <table:table-cell table:style-name="Default"/>
          <table:table-cell/>
          <table:table-cell table:style-name="Default" table:number-columns-repeated="3"/>
        </table:table-row>
      </table:table>
      <table:table table:name="YouTube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4">
          <table:table-cell/>
          <table:table-cell office:value-type="string">
            <text:p><text:a xlink:href="https://www.youtube.com/results?search_query=opencv">https://www.youtube.com/results?search_query=opencv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Measure distance with web cams from depth map using OpenCV full source code</text:p>
          </table:table-cell>
        </table:table-row>
        <table:table-row table:style-name="ro4">
          <table:table-cell/>
          <table:table-cell office:value-type="string">
            <text:p><text:a xlink:href="https://www.youtube.com/watch?v=cX3eUwHunZM">https://www.youtube.com/watch?v=cX3eUwHunZ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Real-Time Object Tracking Using OpenCV</text:p>
          </table:table-cell>
        </table:table-row>
        <table:table-row table:style-name="ro4">
          <table:table-cell/>
          <table:table-cell office:value-type="string">
            <text:p><text:a xlink:href="https://www.youtube.com/watch?v=bSeFrPrqZ2A">https://www.youtube.com/watch?v=bSeFrPrqZ2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Traffic counting based on OpenCV</text:p>
          </table:table-cell>
        </table:table-row>
        <table:table-row table:style-name="ro4">
          <table:table-cell/>
          <table:table-cell office:value-type="string">
            <text:p><text:a xlink:href="https://www.youtube.com/watch?v=z1Cvn3_4yGo">https://www.youtube.com/watch?v=z1Cvn3_4yGo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OCR License Plate Recognition</text:p>
          </table:table-cell>
        </table:table-row>
        <table:table-row table:style-name="ro4">
          <table:table-cell/>
          <table:table-cell office:value-type="string">
            <text:p><text:a xlink:href="https://www.youtube.com/watch?v=nmDiZGx5mqU">https://www.youtube.com/watch?v=nmDiZGx5mqU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Monocular Visual Odometry using OpenCV</text:p>
          </table:table-cell>
        </table:table-row>
        <table:table-row table:style-name="ro4">
          <table:table-cell/>
          <table:table-cell office:value-type="string">
            <text:p><text:a xlink:href="https://www.youtube.com/watch?v=homos4vd_Zs">https://www.youtube.com/watch?v=homos4vd_Z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What things can be done using OpenCV? Watch this video</text:p>
          </table:table-cell>
        </table:table-row>
        <table:table-row table:style-name="ro4">
          <table:table-cell/>
          <table:table-cell office:value-type="string">
            <text:p><text:a xlink:href="https://www.youtube.com/watch?v=GgXtFNPIDWs">https://www.youtube.com/watch?v=GgXtFNPIDW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Hand and finger Tracking using OpenCV Computer Vision</text:p>
          </table:table-cell>
        </table:table-row>
        <table:table-row table:style-name="ro4">
          <table:table-cell/>
          <table:table-cell office:value-type="string">
            <text:p><text:a xlink:href="https://www.youtube.com/watch?v=o3LSOq6OC4I">https://www.youtube.com/watch?v=o3LSOq6OC4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igit Recognition using OpenCV, sklearn and Python</text:p>
          </table:table-cell>
        </table:table-row>
        <table:table-row table:style-name="ro4">
          <table:table-cell/>
          <table:table-cell office:value-type="string">
            <text:p><text:a xlink:href="https://www.youtube.com/watch?v=ur6JY2Hl-MM">https://www.youtube.com/watch?v=ur6JY2Hl-MM</text:a></text:p>
          </table:table-cell>
        </table:table-row>
      </table:table>
      <table:table table:name="個人HP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物体追跡カメラ</text:p>
          </table:table-cell>
        </table:table-row>
        <table:table-row table:style-name="ro4">
          <table:table-cell/>
          <table:table-cell office:value-type="string">
            <text:p><text:a xlink:href="https://qiita.com/PonDad/items/4d50ea908a0fc75f4cea">https://qiita.com/PonDad/items/4d50ea908a0fc75f4cea</text:a>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OpenCVでカメラ画像から自己位置認識</text:p>
          </table:table-cell>
        </table:table-row>
        <table:table-row table:style-name="ro4">
          <table:table-cell/>
          <table:table-cell office:value-type="string">
            <text:p><text:a xlink:href="https://blog.negativemind.com/2016/02/19/monocular-visual-odometry-using-opencv/">https://blog.negativemind.com/2016/02/19/monocular-visual-odometry-using-opencv/</text:a></text:p>
          </table:table-cell>
        </table:table-row>
      </table:table>
      <table:table table:name="画像情報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Item</text:p>
          </table:table-cell>
          <table:table-cell office:value-type="string">
            <text:p>オリジナル</text:p>
          </table:table-cell>
          <table:table-cell office:value-type="string">
            <text:p>グレースケール</text:p>
          </table:table-cell>
          <table:table-cell office:value-type="string">
            <text:p>HSV</text:p>
          </table:table-cell>
          <table:table-cell office:value-type="string">
            <text:p>2値</text:p>
          </table:table-cell>
        </table:table-row>
        <table:table-row table:style-name="ro1">
          <table:table-cell/>
          <table:table-cell office:value-type="string">
            <text:p>画像サイズ</text:p>
          </table:table-cell>
          <table:table-cell table:number-columns-repeated="4" office:value-type="string">
            <text:p>○</text:p>
          </table:table-cell>
        </table:table-row>
        <table:table-row table:style-name="ro1">
          <table:table-cell/>
          <table:table-cell office:value-type="string">
            <text:p>座標</text:p>
          </table:table-cell>
          <table:table-cell table:number-columns-repeated="4" office:value-type="string">
            <text:p>○</text:p>
          </table:table-cell>
        </table:table-row>
        <table:table-row table:style-name="ro1">
          <table:table-cell/>
          <table:table-cell office:value-type="string">
            <text:p>ヒストグラム</text:p>
          </table:table-cell>
          <table:table-cell table:number-columns-repeated="4" office:value-type="string">
            <text:p>○</text:p>
          </table:table-cell>
        </table:table-row>
        <table:table-row table:style-name="ro1">
          <table:table-cell/>
          <table:table-cell office:value-type="string">
            <text:p>RGB</text:p>
          </table:table-cell>
          <table:table-cell office:value-type="string">
            <text:p>○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/>
          <table:table-cell office:value-type="string">
            <text:p>HSV</text:p>
          </table:table-cell>
          <table:table-cell table:number-columns-repeated="2" office:value-type="string">
            <text:p>-</text:p>
          </table:table-cell>
          <table:table-cell office:value-type="string">
            <text:p>○</text:p>
          </table:table-cell>
          <table:table-cell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ƒﾁƒCƒŠƒI" svg:font-family="ƒﾁƒCƒŠƒI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2018/10/23</text:date>, <text:time>01:5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4M35S</meta:editing-duration>
    <meta:editing-cycles>60</meta:editing-cycles>
    <meta:generator>OpenOffice.org/3.4$Win32 OpenOffice.org_project/340m1$Build-9590</meta:generator>
    <dc:date>2018-10-23T01:54:22.62</dc:date>
    <meta:document-statistic meta:table-count="4" meta:cell-count="100" meta:object-count="0"/>
    <meta:user-defined meta:name="Info 1"/>
    <meta:user-defined meta:name="Info 2"/>
    <meta:user-defined meta:name="Info 3"/>
    <meta:user-defined meta:name="Info 4"/>
  </office:meta>
</office:document-meta>
</file>